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DejaVu Sans" svg:font-family="DejaVu Sans" style:font-family-generic="system" style:font-pitch="variable"/>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Standard" style:family="paragraph">
      <style:paragraph-properties fo:text-align="justify" fo:line-height="150%"/>
    </style:style>
    <style:style style:name="P3" style:parent-style-name="Standard" style:family="paragraph">
      <style:paragraph-properties fo:text-align="justify" fo:line-height="150%"/>
    </style:style>
    <style:style style:name="P4" style:parent-style-name="Standard" style:family="paragraph">
      <style:paragraph-properties fo:text-align="justify" fo:line-height="150%"/>
    </style:style>
    <style:style style:name="P5" style:parent-style-name="Standard" style:family="paragraph">
      <style:paragraph-properties fo:text-align="justify" fo:line-height="150%"/>
    </style:style>
    <style:style style:name="P6" style:parent-style-name="Standard" style:family="paragraph">
      <style:paragraph-properties fo:text-align="justify" fo:line-height="150%"/>
    </style:style>
    <style:style style:name="P7" style:parent-style-name="Standard" style:family="paragraph">
      <style:paragraph-properties fo:text-align="justify" fo:line-height="150%"/>
    </style:style>
    <style:style style:name="P8" style:parent-style-name="Standard" style:family="paragraph">
      <style:paragraph-properties fo:text-align="justify" fo:line-height="150%"/>
    </style:style>
    <style:style style:name="P9" style:parent-style-name="Normal" style:family="paragraph">
      <style:paragraph-properties fo:break-before="page"/>
    </style:style>
    <style:style style:name="P10" style:parent-style-name="Standard" style:family="paragraph">
      <style:paragraph-properties fo:text-align="justify" fo:line-height="150%"/>
    </style:style>
    <style:style style:name="P11" style:parent-style-name="Standard" style:family="paragraph">
      <style:paragraph-properties fo:line-height="150%"/>
    </style:style>
    <style:style style:name="P12" style:parent-style-name="Standard" style:family="paragraph">
      <style:paragraph-properties fo:text-align="justify" fo:line-height="150%"/>
    </style:style>
    <style:style style:name="P13" style:parent-style-name="Standard" style:family="paragraph">
      <style:paragraph-properties fo:text-align="justify" fo:line-height="150%"/>
    </style:style>
    <style:style style:name="P14" style:parent-style-name="Standard" style:family="paragraph">
      <style:paragraph-properties fo:text-align="justify" fo:line-height="150%"/>
    </style:style>
    <style:style style:name="P15" style:parent-style-name="Standard" style:family="paragraph">
      <style:paragraph-properties fo:text-align="justify" fo:line-height="150%"/>
    </style:style>
    <style:style style:name="P16" style:parent-style-name="Standard" style:family="paragraph">
      <style:paragraph-properties fo:text-align="justify" fo:line-height="150%"/>
    </style:style>
    <style:style style:name="P17" style:parent-style-name="Standard" style:family="paragraph">
      <style:paragraph-properties fo:text-align="justify" fo:line-height="150%"/>
    </style:style>
    <style:style style:name="P18" style:parent-style-name="Standard" style:family="paragraph">
      <style:paragraph-properties fo:text-align="justify" fo:line-height="150%"/>
    </style:style>
    <style:style style:name="T19" style:parent-style-name="Fonteparág.padrão" style:family="text">
      <style:text-properties fo:font-style="italic" style:font-style-asian="italic"/>
    </style:style>
    <style:style style:name="T20" style:parent-style-name="Fonteparág.padrão" style:family="text">
      <style:text-properties fo:font-style="italic" style:font-style-asian="italic"/>
    </style:style>
    <style:style style:name="T21" style:parent-style-name="Fonteparág.padrão" style:family="text">
      <style:text-properties fo:font-style="italic" style:font-style-asian="italic"/>
    </style:style>
    <style:style style:name="T22" style:parent-style-name="Fonteparág.padrão" style:family="text">
      <style:text-properties fo:font-style="italic" style:font-style-asian="italic"/>
    </style:style>
    <style:style style:name="P23" style:parent-style-name="Standard" style:family="paragraph">
      <style:paragraph-properties fo:text-align="justify" fo:line-height="150%"/>
    </style:style>
    <style:style style:name="P24" style:parent-style-name="Standard" style:family="paragraph">
      <style:paragraph-properties fo:text-align="justify" fo:line-height="150%"/>
    </style:style>
    <style:style style:name="P25" style:parent-style-name="Standard" style:family="paragraph">
      <style:paragraph-properties fo:text-align="justify" fo:line-height="150%"/>
    </style:style>
  </office:automatic-styles>
  <office:body>
    <office:text text:use-soft-page-breaks="true">
      <text:p text:style-name="P1">Dando significado ao trabalho</text:p>
      <text:p text:style-name="Standard">Francisco Matelli Matulovic</text:p>
      <text:p text:style-name="Standard"/>
      <text:p text:style-name="Standard"/>
      <text:p text:style-name="P2">Todas as pessoas nas organização ocupam cargos, os cargos definem as atividades que e tem uma posição definidas no organograma,<text:s/>em seus diversos níveis hierárquicos.</text:p>
      <text:p text:style-name="P3"/>
      <text:p text:style-name="P4">Os cargos não existem ao acaso, eles existem dentro da empresa para que esta possa atingir seus objetivos organizacionais. Para desenhar um cargo é necessário específicar o conteúdo de cada tarefa, o método e combiná-las para a composição do cargo. O conjunto de cargos constitui o sistema tecnológico da empresa e a interação com as pessoas que irão ocupá-los constitui o sistema sócio-técnico.</text:p>
      <text:p text:style-name="P5"/>
      <text:p text:style-name="P6">“Frente as limitações do modelo clássico e do modelo humanístico muito se falou e pouco se fez para melhorar as coisas. Ao redor de 1970 uma experiência na fábrica de automóveis Volvo, em Kalmar, na Suécia, repercutiu intensamente. As tradicionais linhas de autos foram desativadas e substituídas por grupos de trabalho que executavam todas as tarefas possíveis para a montagem dos carros”.</text:p>
      <text:p text:style-name="P7"/>
      <text:p text:style-name="P8">“A nova abordagem em desenho de cargos presume que é através da utilização da capacidade de autodireção e autocontrole que as pessoas obtém satisfação”. “Segundo a nova abordagem, os cargos devem<text:s/>ser desenhados no sentido de reunir ao máximo possível cerca de cinco dimensões profundas, a saber: variedade, identidade, significado, autonomia e retroação.”</text:p>
      <text:p text:style-name="P9"/>
      <text:soft-page-break/>
      <text:p text:style-name="Heading1">Avaliação de desempenho</text:p>
      <text:p text:style-name="Standard">Francisco Matelli Matulovic</text:p>
      <text:p text:style-name="Standard"/>
      <text:p text:style-name="Standard"/>
      <text:p text:style-name="P10">A avaliação de desempenho é o processo pelo qual as organizações avaliam o desempenho dos empregados nos cargos. Estas avaliações servem como controle de qualidade do desempenho do empregado e do departamento de pessoal.</text:p>
      <text:p text:style-name="P11"/>
      <text:p text:style-name="P12">As avaliações exatas mostram aos empregados onde estão deficientes. Para o departamento de pessoal,as avaliações tomam as decisões a respeito de remuneração, colocação, treinamento, desenvolvimento e orientação de carreira mais efetivas. Ao mesmo tempo, o departamento obtém retroinformação sobre.suas atividades de desenvolvimento, processo de preenchimento de vagas, projetos de cargos e desafios externos.</text:p>
      <text:p text:style-name="P13"/>
      <text:p text:style-name="P14">A avaliação deve criar um quadro exato do desempenho de cargo de um indivíduo. Para a realização desta meta, os sistemas de avaliação devem ser relacionados ao cargo, ser práticos, ter padrões e usar medidas confiáveis.</text:p>
      <text:p text:style-name="P15"/>
      <text:p text:style-name="P16">Usualmente as observações indiretas são menos exatas porque avaliam substitutos do desempenho real. Estes sâo chamados de construetos. Já que os construetos não são exatamente iguais ao desempenho real, eles podem levar a erros.</text:p>
      <text:p text:style-name="P17"/>
      <text:p text:style-name="P18">Uma outra dimensão de medidas desempenho é se elas são<text:s/><text:span text:style-name="T19">objetivas</text:span><text:s/>ou<text:s/><text:span text:style-name="T20">subjetivas</text:span>... Medidas de desempenho<text:s/><text:span text:style-name="T21">objetivas</text:span><text:s/>são as indicações de desempenho de cargo verificáveis pelos' outros. Por exemplo, se dois supervisores monitoram as chamadas de um telefonista, podem contar o número de chamadas que foram discadas erradamente.<text:s/>As medidas de desempenho<text:s/><text:span text:style-name="T22">subjetivas</text:span><text:s/>são as classificações não verificáveis pelos outros. Geralmente elas sio as opiniões pessoais do classificador.</text:p>
      <text:p text:style-name="P23"/>
      <text:p text:style-name="P24">O processo de avaliação de desempenho resulta em uma avaliação do desempenho passado do . empregado ou uma previsão de desempenho futuro ou em ambas. A exatidão depende principalmente de padrões, medidas e técnicas de avaliação selecionadas. Contudo, o processo de avaliação é de pouco valor enquanto os empregados não receberem retroinformação sobre seu desempenho. Sem retroalimentação o comportamento do empregado não pode melhorar por falta de<text:s/><text:soft-page-break/>orientação.</text:p>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DejaVu Sans" svg:font-family="DejaVu Sans" style:font-family-generic="system" style:font-pitch="variable"/>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DejaVu San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Título" style:display-name="Título"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style:font-name="Times New Roman"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Título" style:next-style-name="Textbody" style:default-outline-level="1">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Francisco Matelli</meta:initial-creator>
    <dc:creator>Francisco Matelli</dc:creator>
    <meta:creation-date>2010-04-12T04:35:00Z</meta:creation-date>
    <dc:date>2010-04-12T04:35:00Z</dc:date>
    <meta:template xlink:href="Normal.dotm" xlink:type="simple"/>
    <meta:editing-cycles>2</meta:editing-cycles>
    <meta:editing-duration>PT60S</meta:editing-duration>
    <meta:document-statistic meta:page-count="3" meta:paragraph-count="6" meta:word-count="538" meta:character-count="3439" meta:row-count="24" meta:non-whitespace-character-count="2907"/>
  </office:meta>
</office:document-meta>
</file>